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B4000009B08D666858DD704780.png" manifest:media-type="image/png"/>
  <manifest:file-entry manifest:full-path="Pictures/1000000100000500000005004C41D5F1EEF2294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swald" svg:font-family="Oswald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ource Serif Pro Black" svg:font-family="'Source Serif Pro Black'" style:font-family-generic="roman" style:font-pitch="variable"/>
    <style:font-face style:name="Source Serif Pro Black1" svg:font-family="'Source Serif Pro Black'" style:font-adornments="Black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draw:fill="bitmap" draw:fill-color="#c71585" draw:fill-image-name="background" style:repeat="stretch"/>
    </style:style>
    <style:style style:name="gr1" style:family="graphic" style:parent-style-name="standard">
      <style:graphic-properties svg:stroke-color="#fff8dc" svg:stroke-opacity="0%" draw:fill-color="#fffafa" draw:opacity="32%" draw:textarea-horizontal-align="justify" draw:textarea-vertical-align="middle" draw:auto-grow-height="false" fo:min-height="12.931cm" fo:min-width="0.004cm"/>
    </style:style>
    <style:style style:name="gr2" style:family="graphic" style:parent-style-name="Outlined_20_Green">
      <style:graphic-properties draw:marker-start="" draw:marker-start-width="0.3cm" draw:marker-start-center="false" draw:marker-end="" draw:marker-end-width="0.3cm" draw:marker-end-center="false" draw:stroke-linejoin="miter" draw:gradient-step-count="64" draw:textarea-horizontal-align="center" draw:textarea-vertical-align="middle" draw:auto-grow-height="false" draw:fit-to-size="false" style:shrink-to-fit="false" fo:min-height="6.351cm" fo:min-width="11.501cm" fo:padding-top="0.131cm" fo:padding-bottom="0.131cm" fo:padding-left="0.25cm" fo:padding-right="0.25cm" fo:wrap-option="wrap" draw:shadow="visible" draw:shadow-offset-x="0.212cm" draw:shadow-offset-y="0.212cm" draw:shadow-color="#bf0041" draw:shadow-opacity="100%"/>
      <style:paragraph-properties style:writing-mode="lr-tb"/>
    </style:style>
    <style:style style:name="gr3" style:family="graphic" style:parent-style-name="standard">
      <style:graphic-properties svg:stroke-width="0.1cm" svg:stroke-color="#2f4f4f" draw:marker-start-width="0.35cm" draw:marker-end-width="0.35cm" draw:fill="solid" draw:fill-color="#2f4f4f" draw:gradient-step-count="0" draw:opacity="100%" draw:textarea-horizontal-align="justify" draw:textarea-vertical-align="middle" draw:auto-grow-height="false" fo:min-height="1.25cm" fo:min-width="5.1cm" fo:padding-top="0.175cm" fo:padding-bottom="0.175cm" fo:padding-left="0.3cm" fo:padding-right="0.3cm" draw:shadow="visible" draw:shadow-offset-x="0cm" draw:shadow-offset-y="0.212cm" draw:shadow-color="#696969" draw:shadow-opacity="40%" loext:shadow-blur="0.212cm"/>
    </style:style>
    <style:style style:name="gr4" style:family="graphic" style:parent-style-name="standard" style:list-style-name="L2">
      <style:graphic-properties draw:stroke="none" svg:stroke-width="0.028cm" svg:stroke-color="#ffffff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951cm" fo:min-width="0.7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028cm" svg:stroke-color="#ffffff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28cm" svg:stroke-color="#ffffff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28cm" svg:stroke-color="#ffffff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028cm" svg:stroke-color="#ffffff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9" style:family="graphic" style:parent-style-name="standard">
      <style:graphic-properties draw:stroke="solid" svg:stroke-width="0.08cm" svg:stroke-color="#000000" draw:marker-start="" draw:marker-start-width="0.38cm" draw:marker-start-center="false" draw:marker-end="" draw:marker-end-width="0.38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657cm" fo:min-width="3.847cm" fo:padding-top="0.158cm" fo:padding-bottom="0.158cm" fo:padding-left="0.277cm" fo:padding-right="0.277cm" fo:wrap-option="wrap" draw:shadow="visible" draw:shadow-offset-x="0.101cm" draw:shadow-offset-y="0.101cm" draw:shadow-color="#808080" draw:shadow-opacity="100%"/>
      <style:paragraph-properties style:writing-mode="lr-tb"/>
    </style:style>
    <style:style style:name="gr10" style:family="graphic" style:parent-style-name="standard">
      <style:graphic-properties svg:stroke-color="#808080" draw:fill-color="#2f4f4f" draw:textarea-horizontal-align="justify" draw:textarea-vertical-align="top" draw:auto-grow-height="false" fo:min-height="0.65cm" fo:min-width="3.5cm" draw:shadow="visible" draw:shadow-offset-x="0cm" draw:shadow-offset-y="0.212cm" draw:shadow-color="#808080" draw:shadow-opacity="40%" loext:shadow-blur="0.176cm"/>
      <style:paragraph-properties style:writing-mode="lr-tb"/>
    </style:style>
    <style:style style:name="gr11" style:family="graphic" style:parent-style-name="standard">
      <style:graphic-properties svg:stroke-color="#808080" draw:fill-color="#2f4f4f" draw:textarea-horizontal-align="justify" draw:textarea-vertical-align="top" draw:auto-grow-height="false" fo:min-height="0.65cm" fo:min-width="3.5cm" draw:shadow="visible" draw:shadow-offset-x="0cm" draw:shadow-offset-y="0.212cm" draw:shadow-color="#708090" loext:shadow-blur="0.176cm"/>
      <style:paragraph-properties style:writing-mode="lr-tb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afa" draw:opacity="32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gradient-step-count="6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solid" draw:fill-color="#2f4f4f" draw:gradient-step-count="0" draw:opacity="100%"/>
      <style:paragraph-properties fo:text-align="center"/>
    </style:style>
    <style:style style:name="P5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swald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swald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-color="#2f4f4f"/>
      <style:paragraph-properties fo:text-align="center" style:writing-mode="lr-tb"/>
      <style:text-properties fo:color="#c0c0c0" loext:opacity="100%" style:font-name="Oswald"/>
    </style:style>
    <style:style style:name="T1" style:family="text">
      <style:text-properties fo:font-variant="normal" fo:text-transform="none" style:text-outline="false" style:text-line-through-style="none" style:text-line-through-type="none" style:text-position="0% 100%" style:font-name="Source Serif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swald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3" style:family="text">
      <style:text-properties fo:color="#c0c0c0" loext:opacity="100%" style:font-name="Oswald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9cm" svg:height="23.527cm" draw:transform="rotate (0.0764454212373516) translate (12.896cm -1.67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0.9cm" svg:height="23.529cm" draw:transform="rotate (0.225845605208066) translate (14.588cm -1.128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0.9cm" svg:height="23.527cm" draw:transform="rotate (0.386066830541146) translate (14.807cm -0.465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0.9cm" svg:height="23.529cm" draw:transform="rotate (0.0764454212373516) translate (14.704cm -1.757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0.9cm" svg:height="23.527cm" draw:transform="rotate (0.225845605208066) translate (9.552cm -1.04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0.9cm" svg:height="23.527cm" draw:transform="rotate (0.386066830541146) translate (5.807cm -0.38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Heavy-Metal 1" draw:style-name="gr2" draw:text-style-name="P3" draw:layer="layout" svg:width="12cm" svg:height="6.612cm" svg:x="8.6cm" svg:y="4.6cm">
          <text:p text:style-name="P2"><text:span text:style-name="T1">NombreJuego</text:span></text:p>
          <draw:enhanced-geometry svg:viewBox="0 0 21600 21600" draw:mirror-horizontal="false" draw:mirror-vertical="false" draw:extrusion="true" draw:extrusion-rotation-angle="25 0" dr3d:projection="perspective" draw:extrusion-first-light-direction="(-50000 -50000 10000)" draw:extrusion-second-light-direction="(50000 0 10000)" dr3d:shade-mode="flat" draw:extrusion-metal="true" draw:extrusion-specularity="122%" draw:extrusion-diffusion="122%" draw:extrusion-viewpoint="(3.472cm -3.472cm 25cm)" draw:extrusion-origin="0.5 -0.5" draw:extrusion-skew="50 -135" draw:extrusion-depth="2.5cm 0" draw:extrusion-color="false" draw:extrusion-brightness="15%" draw:extrusion-light-face="true" draw:extrusion-first-light-harsh="true" draw:extrusion-second-light-harsh="false" draw:extrusion-first-light-level="67%" draw:extrusion-second-light-level="37%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polygon draw:style-name="gr3" draw:text-style-name="P4" draw:layer="layout" svg:width="5.599cm" svg:height="1.999cm" svg:x="12.4cm" svg:y="11.9cm" svg:viewBox="0 0 5600 2000" draw:points="0,2000 0,500 2100,500 2900,0 3600,500 5600,500 5600,2000">
          <text:p/>
        </draw:polygon>
        <draw:g draw:name="player-volume 1">
          <draw:custom-shape draw:style-name="gr4" draw:text-style-name="P5" draw:layer="controls" svg:width="1.2cm" svg:height="1.2cm" svg:x="27.4cm" svg:y="0.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5" draw:text-style-name="P6" draw:layer="controls" svg:width="0.149cm" svg:height="0.073cm" draw:transform="rotate (-1.5707963267949) translate (27.7732cm 1.1232cm)" svg:viewBox="0 0 150 74" draw:points="0,74 150,74 150,0 0,0">
            <text:p/>
          </draw:polygon>
          <draw:polygon draw:style-name="gr6" draw:text-style-name="P6" draw:layer="controls" svg:width="0.223cm" svg:height="0.599cm" draw:transform="rotate (-3.14159265358979) translate (28.0732cm 1.4988cm)" svg:viewBox="0 0 224 600" draw:points="0,600 74,600 224,376 224,226 74,0 0,0">
            <text:p/>
          </draw:polygon>
          <draw:ellipse draw:style-name="gr7" draw:text-style-name="P6" draw:layer="controls" svg:width="0.3cm" svg:height="0.45cm" svg:x="27.998cm" svg:y="0.973cm" draw:kind="arc" draw:start-angle="270.72" draw:end-angle="90.74">
            <text:p/>
          </draw:ellipse>
          <draw:ellipse draw:style-name="gr8" draw:text-style-name="P6" draw:layer="controls" svg:width="0.189cm" svg:height="0.3cm" svg:x="28.034cm" svg:y="1.049cm" draw:kind="arc" draw:start-angle="270.48" draw:end-angle="87.35">
            <text:p/>
          </draw:ellipse>
        </draw:g>
        <draw:custom-shape draw:name="Outline 1" draw:style-name="gr9" draw:text-style-name="P8" draw:layer="layout" svg:width="4.4cm" svg:height="0.972cm" svg:x="13cm" svg:y="12.628cm">
          <text:p text:style-name="P7"><text:span text:style-name="T2">INICIO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specularity="122%" draw:extrusion-diffusion="0%" draw:extrusion-skew="50 -135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olygon draw:style-name="gr10" draw:text-style-name="P10" draw:layer="layout" svg:width="5.199cm" svg:height="1.399cm" svg:x="22.1cm" svg:y="16.3cm" svg:viewBox="0 0 5200 1400" draw:points="0,900 0,0 5200,0 5200,900 3380,900 2730,1400 2080,900">
          <text:p text:style-name="P9"><text:span text:style-name="T3">AGRADECIMIENTOS</text:span></text:p>
        </draw:polygon>
        <draw:polygon draw:style-name="gr11" draw:text-style-name="P10" draw:layer="layout" svg:width="5.199cm" svg:height="1.399cm" svg:x="22.1cm" svg:y="18.2cm" svg:viewBox="0 0 5200 1400" draw:points="0,900 0,0 5200,0 5200,900 3380,900 2730,1400 2080,900">
          <text:p text:style-name="P9"><text:span text:style-name="T3">SOBRE EL AUTOR</text:span></text:p>
        </draw:polygon>
        <draw:frame draw:style-name="gr12" draw:text-style-name="P9" draw:layer="layout" svg:width="2.861cm" svg:height="2.861cm" svg:x="2.039cm" svg:y="17.6cm">
          <draw:image xlink:href="Pictures/1000000100000500000005004C41D5F1EEF2294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swald" svg:font-family="Oswald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ource Serif Pro Black" svg:font-family="'Source Serif Pro Black'" style:font-family-generic="roman" style:font-pitch="variable"/>
    <style:font-face style:name="Source Serif Pro Black1" svg:font-family="'Source Serif Pro Black'" style:font-adornments="Black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Midnight" draw:style="linear" draw:start-color="#000000" draw:end-color="#2a6099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ackground" xlink:href="Pictures/1000000100000DB4000009B08D666858DD704780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cm" draw:shadow-offset-y="0.2cm" draw:shadow-color="#ffa500" draw:shadow-opacity="40%" loext:shadow-blur="1.79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_20_Red">
      <style:graphic-properties svg:stroke-color="#127622" draw:fill="solid" draw:fill-color="#c0c0c0"/>
      <style:text-properties fo:color="#127622" loext:opacity="100%"/>
    </style:style>
    <style:style style:name="Outlined_20_Red" style:display-name="Outlined Red" style:family="graphic" style:parent-style-name="Outlined_20_Blue">
      <style:graphic-properties svg:stroke-color="#c9211e" draw:fill="gradient" draw:fill-gradient-name="Midnight" draw:gradient-step-count="0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6T17:37:57.429000000</meta:creation-date>
    <dc:date>2022-10-17T19:32:20.457000000</dc:date>
    <meta:editing-duration>PT1H46M48S</meta:editing-duration>
    <meta:editing-cycles>4</meta:editing-cycles>
    <meta:generator>LibreOffice/7.3.2.2$Windows_X86_64 LibreOffice_project/49f2b1bff42cfccbd8f788c8dc32c1c309559be0</meta:generator>
    <meta:document-statistic meta:object-count="18"/>
  </office:meta>
</office:document-meta>
</file>